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, Thorndale" style:font-family-generic="roman" style:font-pitch="variable"/>
  </office:font-face-decls>
  <office:automatic-styles>
    <style:style style:name="Table1" style:family="table">
      <style:table-properties style:width="15.032cm" table:align="center"/>
    </style:style>
    <style:style style:name="Table1.A" style:family="table-column">
      <style:table-column-properties style:column-width="7.516cm"/>
    </style:style>
    <style:style style:name="Table1.1" style:family="table-row">
      <style:table-row-properties style:row-height="1.27cm"/>
    </style:style>
    <style:style style:name="Table1.A1" style:family="table-cell">
      <style:table-cell-properties style:vertical-align="top" fo:padding="0cm" fo:border-left="0.002cm solid #000000" fo:border-right="none" fo:border-top="0.002cm solid #000000" fo:border-bottom="0.002cm solid #000000"/>
    </style:style>
    <style:style style:name="Table1.B1" style:family="table-cell">
      <style:table-cell-properties style:vertical-align="top" fo:padding="0cm" fo:border="0.002cm solid #000000"/>
    </style:style>
    <style:style style:name="Table1.A2" style:family="table-cell">
      <style:table-cell-properties style:vertical-align="top" fo:padding="0cm" fo:border-left="0.002cm solid #000000" fo:border-right="none" fo:border-top="none" fo:border-bottom="0.002cm solid #000000"/>
    </style:style>
    <style:style style:name="Table1.B2" style:family="table-cell">
      <style:table-cell-properties style:vertical-align="top" fo:padding="0cm" fo:border-left="0.002cm solid #000000" fo:border-right="0.002cm solid #000000" fo:border-top="none" fo:border-bottom="0.002cm solid #000000"/>
    </style:style>
    <style:style style:name="Table1" style:family="table">
      <style:table-properties style:width="15.032cm" table:align="center"/>
    </style:style>
    <style:style style:name="Table1.A" style:family="table-column">
      <style:table-column-properties style:column-width="7.516cm"/>
    </style:style>
    <style:style style:name="Table1.1" style:family="table-row">
      <style:table-row-properties style:row-height="1.27cm"/>
    </style:style>
    <style:style style:name="Table1.A1" style:family="table-cell">
      <style:table-cell-properties style:vertical-align="top" fo:padding="0cm" fo:border-left="0.002cm solid #000000" fo:border-right="none" fo:border-top="0.002cm solid #000000" fo:border-bottom="0.002cm solid #000000"/>
    </style:style>
    <style:style style:name="Table1.B1" style:family="table-cell">
      <style:table-cell-properties style:vertical-align="top" fo:padding="0cm" fo:border="0.002cm solid #000000"/>
    </style:style>
    <style:style style:name="Table1.A2" style:family="table-cell">
      <style:table-cell-properties style:vertical-align="top" fo:padding="0cm" fo:border-left="0.002cm solid #000000" fo:border-right="none" fo:border-top="none" fo:border-bottom="0.002cm solid #000000"/>
    </style:style>
    <style:style style:name="Table1.B2" style:family="table-cell">
      <style:table-cell-properties style:vertical-align="top" fo:padding="0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/>
    </style:style>
    <style:style style:name="P2" style:family="paragraph" style:parent-style-name="Standard">
      <style:text-properties fo:font-size="14pt" fo:font-weight="bold" style:font-size-asian="14pt" style:font-weight-asian="bold"/>
    </style:style>
    <style:style style:name="P3" style:family="paragraph" style:parent-style-name="Caption">
      <style:paragraph-properties fo:text-align="center" style:justify-single-word="false"/>
    </style:style>
    <style:style style:name="T1" style:family="text">
      <style:text-properties fo:font-weight="normal" style:font-weight-asian="normal"/>
    </style:style>
    <style:style style:name="fr1" style:family="graphic" style:parent-style-name="Frame">
      <style:graphic-properties fo:margin-left="0.318cm" fo:margin-right="0.318cm" style:wrap="none" style:vertical-pos="from-top" style:vertical-rel="page-content" style:horizontal-pos="center" style:horizontal-rel="page-content" fo:background-color="transparent" style:background-transparency="100%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.981cm" svg:width="15.05cm" draw:z-index="0">
        <draw:text-box fo:min-height="0.37cm">
          <table:table table:name="Table1" table:style-name="Table1">
            <table:table-column table:style-name="Table1.A" table:number-columns-repeated="2"/>
            <table:table-row table:style-name="Table1.1">
              <table:table-cell table:style-name="Table1.A1" office:value-type="string">
                <text:p text:style-name="P1">Microchip number</text:p>
              </table:table-cell>
              <table:table-cell table:style-name="Table1.B1" office:value-type="string">
                <text:p text:style-name="P2">&lt;&lt;IdentichipNumber&gt;&gt;</text:p>
              </table:table-cell>
            </table:table-row>
            <table:table-row table:style-name="Table1.1">
              <table:table-cell table:style-name="Table1.A2" office:value-type="string">
                <text:p text:style-name="P1">Code</text:p>
              </table:table-cell>
              <table:table-cell table:style-name="Table1.B2" office:value-type="string">
                <text:p text:style-name="P2">Your shelter reference</text:p>
              </table:table-cell>
            </table:table-row>
            <table:table-row table:style-name="Table1.1">
              <table:table-cell table:style-name="Table1.A2" office:value-type="string">
                <text:p text:style-name="P1">Owner Surname</text:p>
              </table:table-cell>
              <table:table-cell table:style-name="Table1.B2" office:value-type="string">
                <text:p text:style-name="P2">&lt;&lt;OwnerSurname&gt;&gt;</text:p>
              </table:table-cell>
            </table:table-row>
            <table:table-row table:style-name="Table1.1">
              <table:table-cell table:style-name="Table1.A2" office:value-type="string">
                <text:p text:style-name="P1">Owner Initials</text:p>
              </table:table-cell>
              <table:table-cell table:style-name="Table1.B2" office:value-type="string">
                <text:p text:style-name="P2">&lt;&lt;OwnerInitials&gt;&gt;</text:p>
              </table:table-cell>
            </table:table-row>
            <table:table-row table:style-name="Table1.1">
              <table:table-cell table:style-name="Table1.A2" office:value-type="string">
                <text:p text:style-name="P1">Owner Title</text:p>
              </table:table-cell>
              <table:table-cell table:style-name="Table1.B2" office:value-type="string">
                <text:p text:style-name="P2">&lt;&lt;OwnerTitle&gt;&gt;</text:p>
              </table:table-cell>
            </table:table-row>
            <table:table-row table:style-name="Table1.1">
              <table:table-cell table:style-name="Table1.A2" office:value-type="string">
                <text:p text:style-name="P1">Owner Address</text:p>
              </table:table-cell>
              <table:table-cell table:style-name="Table1.B2" office:value-type="string">
                <text:p text:style-name="P2">&lt;&lt;OwnerAddress&gt;&gt;</text:p>
              </table:table-cell>
            </table:table-row>
            <table:table-row table:style-name="Table1.1">
              <table:table-cell table:style-name="Table1.A2" office:value-type="string">
                <text:p text:style-name="P1">Owner Zipcode</text:p>
              </table:table-cell>
              <table:table-cell table:style-name="Table1.B2" office:value-type="string">
                <text:p text:style-name="P2">&lt;&lt;OwnerZipcode&gt;&gt;</text:p>
              </table:table-cell>
            </table:table-row>
            <table:table-row table:style-name="Table1.1">
              <table:table-cell table:style-name="Table1.A2" office:value-type="string">
                <text:p text:style-name="P1">Home Telephone</text:p>
              </table:table-cell>
              <table:table-cell table:style-name="Table1.B2" office:value-type="string">
                <text:p text:style-name="P2">&lt;&lt;HomeTelephone&gt;&gt;</text:p>
              </table:table-cell>
            </table:table-row>
            <table:table-row table:style-name="Table1.1">
              <table:table-cell table:style-name="Table1.A2" office:value-type="string">
                <text:p text:style-name="P1">Work Telephone</text:p>
              </table:table-cell>
              <table:table-cell table:style-name="Table1.B2" office:value-type="string">
                <text:p text:style-name="P2">&lt;&lt;WorkTelephone&gt;&gt;</text:p>
              </table:table-cell>
            </table:table-row>
            <table:table-row table:style-name="Table1.1">
              <table:table-cell table:style-name="Table1.A2" office:value-type="string">
                <text:p text:style-name="P1">Emergency Telephone</text:p>
              </table:table-cell>
              <table:table-cell table:style-name="Table1.B2" office:value-type="string">
                <text:p text:style-name="P2">&lt;&lt;MobileTelephone&gt;&gt;</text:p>
              </table:table-cell>
            </table:table-row>
            <table:table-row table:style-name="Table1.1">
              <table:table-cell table:style-name="Table1.A2" office:value-type="string">
                <text:p text:style-name="P1">Animal Name</text:p>
              </table:table-cell>
              <table:table-cell table:style-name="Table1.B2" office:value-type="string">
                <text:p text:style-name="P2">&lt;&lt;AnimalName&gt;&gt;</text:p>
              </table:table-cell>
            </table:table-row>
            <table:table-row table:style-name="Table1.1">
              <table:table-cell table:style-name="Table1.A2" office:value-type="string">
                <text:p text:style-name="P1">Species</text:p>
              </table:table-cell>
              <table:table-cell table:style-name="Table1.B2" office:value-type="string">
                <text:p text:style-name="P2">&lt;&lt;SpeciesName&gt;&gt;</text:p>
              </table:table-cell>
            </table:table-row>
            <table:table-row table:style-name="Table1.1">
              <table:table-cell table:style-name="Table1.A2" office:value-type="string">
                <text:p text:style-name="P1">Breed</text:p>
              </table:table-cell>
              <table:table-cell table:style-name="Table1.B2" office:value-type="string">
                <text:p text:style-name="P2">&lt;&lt;BreedName&gt;&gt;</text:p>
              </table:table-cell>
            </table:table-row>
            <table:table-row table:style-name="Table1.1">
              <table:table-cell table:style-name="Table1.A2" office:value-type="string">
                <text:p text:style-name="P1">Sex</text:p>
              </table:table-cell>
              <table:table-cell table:style-name="Table1.B2" office:value-type="string">
                <text:p text:style-name="P2">&lt;&lt;Sex&gt;&gt;</text:p>
              </table:table-cell>
            </table:table-row>
            <table:table-row table:style-name="Table1.1">
              <table:table-cell table:style-name="Table1.A2" office:value-type="string">
                <text:p text:style-name="P1">Neutered?</text:p>
              </table:table-cell>
              <table:table-cell table:style-name="Table1.B2" office:value-type="string">
                <text:p text:style-name="P2">&lt;&lt;Neutered&gt;&gt;</text:p>
              </table:table-cell>
            </table:table-row>
            <table:table-row table:style-name="Table1.1">
              <table:table-cell table:style-name="Table1.A2" office:value-type="string">
                <text:p text:style-name="P1">Year of Birth</text:p>
              </table:table-cell>
              <table:table-cell table:style-name="Table1.B2" office:value-type="string">
                <text:p text:style-name="P2">&lt;&lt;DateOfBirth&gt;&gt;</text:p>
              </table:table-cell>
            </table:table-row>
            <table:table-row table:style-name="Table1.1">
              <table:table-cell table:style-name="Table1.A2" office:value-type="string">
                <text:p text:style-name="P1">Implant Date</text:p>
              </table:table-cell>
              <table:table-cell table:style-name="Table1.B2" office:value-type="string">
                <text:p text:style-name="P2">&lt;&lt;AdoptionDate&gt;&gt;</text:p>
              </table:table-cell>
            </table:table-row>
            <table:table-row table:style-name="Table1.1">
              <table:table-cell table:style-name="Table1.A2" office:value-type="string">
                <text:p text:style-name="P1">Tattoos/Brands</text:p>
              </table:table-cell>
              <table:table-cell table:style-name="Table1.B2" office:value-type="string">
                <text:p text:style-name="P2">&lt;&lt;TattooNumber&gt;&gt;</text:p>
              </table:table-cell>
            </table:table-row>
            <table:table-row table:style-name="Table1.1">
              <table:table-cell table:style-name="Table1.A2" office:value-type="string">
                <text:p text:style-name="P1">Colour and Markings</text:p>
              </table:table-cell>
              <table:table-cell table:style-name="Table1.B2" office:value-type="string">
                <text:p text:style-name="P2">&lt;&lt;BaseColorName&gt;&gt;, &lt;&lt;Markings&gt;&gt;</text:p>
              </table:table-cell>
            </table:table-row>
          </table:table>
        </draw:text-box>
      </draw:frame>
      <text:p text:style-name="P3"><text:span text:style-name="T1">Microchip Registration</text:span> &lt;&lt;ShortShelterCode&gt;&gt; &lt;&lt;AnimalName&gt;&gt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, 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style:text-autospace="none"/>
      <style:text-properties style:use-window-font-color="true" style:font-name="Times New Roman" fo:font-size="12pt" fo:language="en" fo:country="GB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Caption" style:family="paragraph" style:parent-style-name="Standard" style:next-style-name="Standard" style:class="extra">
      <style:paragraph-properties fo:text-align="end" style:justify-single-word="false"/>
      <style:text-properties fo:font-weight="bold" style:font-weight-asian="bold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>
      <style:text-properties fo:font-size="12pt" fo:language="en" fo:country="GB" style:font-size-asian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Unknown User</meta:initial-creator>
    <meta:creation-date>2002-06-26T09:15:00</meta:creation-date>
    <dc:date>2010-02-09T14:29:10</dc:date>
    <meta:print-date>2113-01-01T00:00:00</meta:print-date>
    <dc:language>en-US</dc:language>
    <meta:editing-cycles>6</meta:editing-cycles>
    <meta:editing-duration>PT00H01M11S</meta:editing-duration>
    <meta:document-statistic meta:table-count="1" meta:image-count="0" meta:object-count="0" meta:page-count="1" meta:paragraph-count="39" meta:word-count="60" meta:character-count="595"/>
    <meta:user-defined meta:name="Info 1"/>
    <meta:user-defined meta:name="Info 2"/>
    <meta:user-defined meta:name="Info 3"/>
    <meta:user-defined meta:name="Info 4"/>
  </office:meta>
</office:document-meta>
</file>